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D000009223D9F0E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7055in" fo:margin-right="-0.7898in" fo:text-indent="0in" style:auto-text-indent="false" style:page-number="auto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font-name="Arial" fo:font-size="15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4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5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5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0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6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7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7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8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8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8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9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9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9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0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1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0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2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2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3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3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max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min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min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max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max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min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spec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spec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spec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3" form:id="control53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4" form:id="control54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3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temp1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temp1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temp1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temp2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temp2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temp2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temp1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1.0406in" svg:height="0.1287in" svg:x="1.5819in" svg:y="0.7528in" draw:control="control1"/><draw:control text:anchor-type="paragraph" draw:z-index="1" draw:style-name="gr1" draw:text-style-name="P2" svg:width="1.0406in" svg:height="0.1287in" svg:x="1.6508in" svg:y="1.089in" draw:control="control2"/><draw:control text:anchor-type="paragraph" draw:z-index="2" draw:style-name="gr1" draw:text-style-name="P2" svg:width="1.0406in" svg:height="0.1287in" svg:x="1.6854in" svg:y="0.9209in" draw:control="control3"/><draw:control text:anchor-type="paragraph" draw:z-index="3" draw:style-name="gr1" draw:text-style-name="P2" svg:width="1.0406in" svg:height="0.1287in" svg:x="4.3882in" svg:y="0.748in" draw:control="control4"/><draw:control text:anchor-type="paragraph" draw:z-index="4" draw:style-name="gr1" draw:text-style-name="P2" svg:width="0.4303in" svg:height="0.1287in" svg:x="0.8071in" svg:y="9.1327in" draw:control="control5"/><draw:control text:anchor-type="paragraph" draw:z-index="5" draw:style-name="gr1" draw:text-style-name="P2" svg:width="0.4343in" svg:height="0.1287in" svg:x="1.2764in" svg:y="9.1327in" draw:control="control6"/><draw:control text:anchor-type="paragraph" draw:z-index="6" draw:style-name="gr1" draw:text-style-name="P2" svg:width="0.435in" svg:height="0.1287in" svg:x="2.2028in" svg:y="9.1307in" draw:control="control7"/><draw:control text:anchor-type="paragraph" draw:z-index="7" draw:style-name="gr1" draw:text-style-name="P2" svg:width="0.4295in" svg:height="0.1287in" svg:x="1.7437in" svg:y="9.1339in" draw:control="control19"/><draw:control text:anchor-type="paragraph" draw:z-index="8" draw:style-name="gr1" draw:text-style-name="P2" svg:width="0.4323in" svg:height="0.1287in" svg:x="0.8075in" svg:y="9.3516in" draw:control="control8"/><draw:control text:anchor-type="paragraph" draw:z-index="9" draw:style-name="gr1" draw:text-style-name="P2" svg:width="0.4295in" svg:height="0.1287in" svg:x="1.2756in" svg:y="9.3508in" draw:control="control9"/><draw:control text:anchor-type="paragraph" draw:z-index="10" draw:style-name="gr1" draw:text-style-name="P2" svg:width="0.435in" svg:height="0.1287in" svg:x="2.6681in" svg:y="9.1307in" draw:control="control10"/><draw:control text:anchor-type="paragraph" draw:z-index="11" draw:style-name="gr1" draw:text-style-name="P2" svg:width="0.4358in" svg:height="0.1287in" svg:x="1.7374in" svg:y="9.3484in" draw:control="control11"/><draw:control text:anchor-type="paragraph" draw:z-index="12" draw:style-name="gr1" draw:text-style-name="P2" svg:width="0.435in" svg:height="0.1287in" svg:x="0.8075in" svg:y="9.5752in" draw:control="control12"/><draw:control text:anchor-type="paragraph" draw:z-index="13" draw:style-name="gr1" draw:text-style-name="P2" svg:width="0.4441in" svg:height="0.1287in" svg:x="2.2in" svg:y="9.3543in" draw:control="control13"/><draw:control text:anchor-type="paragraph" draw:z-index="14" draw:style-name="gr1" draw:text-style-name="P2" svg:width="0.435in" svg:height="0.1287in" svg:x="1.2728in" svg:y="9.5772in" draw:control="control14"/><draw:control text:anchor-type="paragraph" draw:z-index="15" draw:style-name="gr1" draw:text-style-name="P2" svg:width="0.435in" svg:height="0.1287in" svg:x="1.7382in" svg:y="9.5799in" draw:control="control15"/><draw:control text:anchor-type="paragraph" draw:z-index="16" draw:style-name="gr1" draw:text-style-name="P2" svg:width="0.435in" svg:height="0.1287in" svg:x="2.2055in" svg:y="9.5744in" draw:control="control16"/><draw:control text:anchor-type="paragraph" draw:z-index="17" draw:style-name="gr1" draw:text-style-name="P2" svg:width="0.435in" svg:height="0.1287in" svg:x="2.6646in" svg:y="9.3535in" draw:control="control17"/><draw:control text:anchor-type="paragraph" draw:z-index="18" draw:style-name="gr1" draw:text-style-name="P2" svg:width="0.435in" svg:height="0.1287in" svg:x="2.6673in" svg:y="9.5736in" draw:control="control18"/><draw:control text:anchor-type="paragraph" draw:z-index="19" draw:style-name="gr1" draw:text-style-name="P2" svg:width="0.435in" svg:height="0.1287in" svg:x="4.9953in" svg:y="9.1327in" draw:control="control20"/><draw:control text:anchor-type="paragraph" draw:z-index="20" draw:style-name="gr1" draw:text-style-name="P2" svg:width="0.435in" svg:height="0.1287in" svg:x="3.1319in" svg:y="9.1327in" draw:control="control21"/><draw:control text:anchor-type="paragraph" draw:z-index="21" draw:style-name="gr1" draw:text-style-name="P2" svg:width="0.435in" svg:height="0.1287in" svg:x="3.1319in" svg:y="9.3563in" draw:control="control22"/><draw:control text:anchor-type="paragraph" draw:z-index="22" draw:style-name="gr1" draw:text-style-name="P2" svg:width="0.435in" svg:height="0.1287in" svg:x="3.1291in" svg:y="9.5764in" draw:control="control23"/><draw:control text:anchor-type="paragraph" draw:z-index="23" draw:style-name="gr1" draw:text-style-name="P2" svg:width="0.435in" svg:height="0.1287in" svg:x="3.5972in" svg:y="9.1327in" draw:control="control24"/><draw:control text:anchor-type="paragraph" draw:z-index="24" draw:style-name="gr1" draw:text-style-name="P2" svg:width="0.435in" svg:height="0.1287in" svg:x="3.6in" svg:y="9.3563in" draw:control="control25"/><draw:control text:anchor-type="paragraph" draw:z-index="25" draw:style-name="gr1" draw:text-style-name="P2" svg:width="0.435in" svg:height="0.1287in" svg:x="3.6in" svg:y="9.5799in" draw:control="control26"/><draw:control text:anchor-type="paragraph" draw:z-index="26" draw:style-name="gr1" draw:text-style-name="P2" svg:width="0.435in" svg:height="0.1287in" svg:x="4.0626in" svg:y="9.1327in" draw:control="control27"/><draw:control text:anchor-type="paragraph" draw:z-index="27" draw:style-name="gr1" draw:text-style-name="P2" svg:width="0.435in" svg:height="0.1287in" svg:x="4.0654in" svg:y="9.3563in" draw:control="control28"/><draw:control text:anchor-type="paragraph" draw:z-index="28" draw:style-name="gr1" draw:text-style-name="P2" svg:width="0.435in" svg:height="0.1287in" svg:x="4.0654in" svg:y="9.5791in" draw:control="control29"/><draw:control text:anchor-type="paragraph" draw:z-index="29" draw:style-name="gr1" draw:text-style-name="P2" svg:width="0.435in" svg:height="0.1287in" svg:x="4.5307in" svg:y="9.1299in" draw:control="control30"/><draw:control text:anchor-type="paragraph" draw:z-index="30" draw:style-name="gr1" draw:text-style-name="P2" svg:width="0.435in" svg:height="0.1287in" svg:x="4.5307in" svg:y="9.3555in" draw:control="control31"/><draw:control text:anchor-type="paragraph" draw:z-index="31" draw:style-name="gr1" draw:text-style-name="P2" svg:width="0.435in" svg:height="0.1287in" svg:x="4.5307in" svg:y="9.5791in" draw:control="control32"/><draw:control text:anchor-type="paragraph" draw:z-index="32" draw:style-name="gr1" draw:text-style-name="P2" svg:width="0.435in" svg:height="0.1287in" svg:x="5.4626in" svg:y="9.1327in" draw:control="control33"/><draw:control text:anchor-type="paragraph" draw:z-index="33" draw:style-name="gr1" draw:text-style-name="P2" svg:width="0.435in" svg:height="0.1287in" svg:x="4.9917in" svg:y="9.3563in" draw:control="control34"/><draw:control text:anchor-type="paragraph" draw:z-index="34" draw:style-name="gr1" draw:text-style-name="P2" svg:width="0.435in" svg:height="0.1287in" svg:x="5.4591in" svg:y="9.3555in" draw:control="control35"/><draw:control text:anchor-type="paragraph" draw:z-index="35" draw:style-name="gr1" draw:text-style-name="P2" svg:width="0.435in" svg:height="0.1287in" svg:x="4.9945in" svg:y="9.5764in" draw:control="control36"/><draw:control text:anchor-type="paragraph" draw:z-index="36" draw:style-name="gr1" draw:text-style-name="P2" svg:width="0.435in" svg:height="0.1287in" svg:x="5.4563in" svg:y="9.5764in" draw:control="control37"/><draw:control text:anchor-type="paragraph" draw:z-index="37" draw:style-name="gr1" draw:text-style-name="P2" svg:width="0.435in" svg:height="0.1287in" svg:x="5.9217in" svg:y="9.1272in" draw:control="control38"/><draw:control text:anchor-type="paragraph" draw:z-index="38" draw:style-name="gr1" draw:text-style-name="P2" svg:width="0.435in" svg:height="0.1287in" svg:x="5.9252in" svg:y="9.3555in" draw:control="control39"/><draw:control text:anchor-type="paragraph" draw:z-index="39" draw:style-name="gr1" draw:text-style-name="P2" svg:width="0.435in" svg:height="0.1287in" svg:x="5.9244in" svg:y="9.5764in" draw:control="control40"/><draw:control text:anchor-type="paragraph" draw:z-index="40" draw:style-name="gr1" draw:text-style-name="P2" svg:width="0.435in" svg:height="0.1287in" svg:x="6.3898in" svg:y="9.1291in" draw:control="control41"/><draw:control text:anchor-type="paragraph" draw:z-index="41" draw:style-name="gr1" draw:text-style-name="P2" svg:width="0.435in" svg:height="0.1287in" svg:x="6.3898in" svg:y="9.3508in" draw:control="control42"/><draw:control text:anchor-type="paragraph" draw:z-index="42" draw:style-name="gr1" draw:text-style-name="P2" svg:width="0.435in" svg:height="0.1287in" svg:x="6.3862in" svg:y="9.5728in" draw:control="control43"/><draw:control text:anchor-type="paragraph" draw:z-index="43" draw:style-name="gr1" draw:text-style-name="P2" svg:width="0.2067in" svg:height="0.1079in" svg:x="6.8528in" svg:y="9.0902in" draw:control="control44"/><draw:control text:anchor-type="paragraph" draw:z-index="44" draw:style-name="gr1" draw:text-style-name="P2" svg:width="0.2114in" svg:height="0.1067in" svg:x="7.1201in" svg:y="9.1819in" draw:control="control45"/><draw:control text:anchor-type="paragraph" draw:z-index="45" draw:style-name="gr1" draw:text-style-name="P2" svg:width="0.2114in" svg:height="0.1067in" svg:x="7.1236in" svg:y="9.4102in" draw:control="control46"/><draw:control text:anchor-type="paragraph" draw:z-index="46" draw:style-name="gr1" draw:text-style-name="P2" svg:width="0.2114in" svg:height="0.1067in" svg:x="6.8472in" svg:y="9.3098in" draw:control="control47"/><draw:control text:anchor-type="paragraph" draw:z-index="47" draw:style-name="gr1" draw:text-style-name="P2" svg:width="0.2114in" svg:height="0.1067in" svg:x="6.8492in" svg:y="9.5319in" draw:control="control48"/><draw:control text:anchor-type="paragraph" draw:z-index="48" draw:style-name="gr1" draw:text-style-name="P2" svg:width="0.2114in" svg:height="0.1067in" svg:x="7.122in" svg:y="9.6307in" draw:control="control49"/><draw:control text:anchor-type="paragraph" draw:z-index="49" draw:style-name="gr1" draw:text-style-name="P3" svg:width="0.2453in" svg:height="0.1394in" svg:x="6.0783in" svg:y="7.7862in" draw:control="control50"/><draw:control text:anchor-type="paragraph" draw:z-index="50" draw:style-name="gr1" draw:text-style-name="P3" svg:width="0.2453in" svg:height="0.1394in" svg:x="6.0827in" svg:y="8.0354in" draw:control="control51"/><draw:control text:anchor-type="paragraph" draw:z-index="51" draw:style-name="gr1" draw:text-style-name="P3" svg:width="0.2453in" svg:height="0.1394in" svg:x="6.089in" svg:y="8.2827in" draw:control="control52"/><draw:control text:anchor-type="paragraph" draw:z-index="52" draw:style-name="gr1" draw:text-style-name="P4" svg:width="0.265in" svg:height="0.1941in" svg:x="6.8917in" svg:y="7.7484in" draw:control="control53"/><draw:control text:anchor-type="paragraph" draw:z-index="53" draw:style-name="gr1" draw:text-style-name="P4" svg:width="0.2614in" svg:height="0.1941in" svg:x="6.8937in" svg:y="7.9862in" draw:control="control54"/><draw:control text:anchor-type="paragraph" draw:z-index="54" draw:style-name="gr1" draw:text-style-name="P4" svg:width="0.2697in" svg:height="0.1941in" svg:x="6.8902in" svg:y="8.2335in" draw:control="control55"/><draw:control text:anchor-type="paragraph" draw:z-index="55" draw:style-name="gr1" draw:text-style-name="P5" svg:width="0.2453in" svg:height="0.1669in" svg:x="5.578in" svg:y="7.761in" draw:control="control56"/><draw:control text:anchor-type="paragraph" draw:z-index="56" draw:style-name="gr1" draw:text-style-name="P5" svg:width="0.2453in" svg:height="0.1669in" svg:x="5.578in" svg:y="7.761in" draw:control="control57"/><draw:control text:anchor-type="paragraph" draw:z-index="57" draw:style-name="gr1" draw:text-style-name="P5" svg:width="0.2453in" svg:height="0.1669in" svg:x="5.5846in" svg:y="8.2453in" draw:control="control58"/><draw:control text:anchor-type="paragraph" draw:z-index="58" draw:style-name="gr1" draw:text-style-name="P2" svg:width="0.1795in" svg:height="0.1059in" svg:x="0.4319in" svg:y="9.1437in" draw:control="control59"/><draw:control text:anchor-type="paragraph" draw:z-index="59" draw:style-name="gr1" draw:text-style-name="P2" svg:width="0.1795in" svg:height="0.1059in" svg:x="0.4256in" svg:y="9.372in" draw:control="control60"/><draw:control text:anchor-type="paragraph" draw:z-index="60" draw:style-name="gr1" draw:text-style-name="P2" svg:width="0.1795in" svg:height="0.1059in" svg:x="0.428in" svg:y="9.5764in" draw:control="control61"/><draw:control text:anchor-type="paragraph" draw:z-index="61" draw:style-name="gr1" draw:text-style-name="P5" svg:width="0.2752in" svg:height="0.1669in" svg:x="5.5819in" svg:y="8.0028in" draw:control="control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D000009223D9F0EE8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9-05-29T17:41:49.27</dc:date>
    <dc:creator>Austin Ibele</dc:creator>
    <meta:editing-duration>PT1H35M59S</meta:editing-duration>
    <meta:editing-cycles>16</meta:editing-cycles>
    <meta:generator>OpenOffice/4.1.6$Win32 OpenOffice.org_project/416m1$Build-9790</meta:generator>
    <meta:printed-by>ERS </meta:printed-by>
    <meta:print-date>2018-09-25T16:53:40.01</meta:print-date>
    <meta:document-statistic meta:table-count="0" meta:image-count="0" meta:object-count="0" meta:page-count="1" meta:paragraph-count="0" meta:word-count="0" meta:character-count="0"/>
  </office:meta>
</office:document-meta>
</file>